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HUAMANTOMA SIMON, EDWIN JIMMY</text:span></text:p>
      <text:p text:style-name="P3"><text:span text:style-name="T6">CANT. TOTAL DE CAJAS: 10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KM 48</text:span></text:p>
      <text:p text:style-name="P6"/>
      <text:p text:style-name="P6">Recojo: <text:span text:style-name="T3">HUAMANTOMA SIMON, EDWIN JIMMY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48:1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